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65000002448126EF669C2748A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975cm" svg:height="12.276cm" svg:x="6.737cm" svg:y="5.545cm">
          <draw:image xlink:href="Pictures/1000000100000265000002448126EF669C2748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4-01-14T07:48:36.583000000</dc:date>
    <meta:editing-duration>PT2H59M35S</meta:editing-duration>
    <meta:editing-cycles>38</meta:editing-cycles>
    <meta:generator>LibreOffice/7.5.5.2$Windows_X86_64 LibreOffice_project/ca8fe7424262805f223b9a2334bc7181abbcbf5e</meta:generator>
    <meta:document-statistic meta:object-count="1"/>
  </office:meta>
</office:document-meta>
</file>